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90deb40040" style:family="table" style:master-page-name="ta-mp-0x7f90deb40040">
      <style:table-properties table:display="true" style:writing-mode="lr-tb"/>
    </style:style>
    <style:style style:name="ta-0x7f90deb40230" style:family="table" style:master-page-name="ta-mp-0x7f90deb40230">
      <style:table-properties table:display="true" style:writing-mode="lr-tb"/>
    </style:style>
    <style:style style:name="ta-0x7f90deb40420" style:family="table" style:master-page-name="ta-mp-0x7f90deb40420">
      <style:table-properties table:display="true" style:writing-mode="lr-tb"/>
    </style:style>
    <style:style style:name="ta-0x7f90deb40610" style:family="table" style:master-page-name="ta-mp-0x7f90deb40610">
      <style:table-properties table:display="true" style:writing-mode="lr-tb"/>
    </style:style>
    <style:style style:name="ta-0x7f90deb40800" style:family="table" style:master-page-name="ta-mp-0x7f90deb40800">
      <style:table-properties table:display="true" style:writing-mode="lr-tb"/>
    </style:style>
    <style:style style:name="ta-0x7f90deb409f0" style:family="table" style:master-page-name="ta-mp-0x7f90deb40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90deb5770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783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795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7a8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7ba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75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6c2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0deb5804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83c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7f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6c3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0deb5817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84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829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861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88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8bd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87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6c4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0deb589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8d0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8a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8e2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907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93f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8f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6c6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0deb591a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951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92c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964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989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9c0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97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6c7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0deb599b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9d3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9ae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9e5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a0a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a42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9f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6c8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0deb5a1d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a54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a2f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0deb5a67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242.25pt" style:use-optimal-column-width="false"/>
    </style:style>
    <style:style style:name="ACOL-2" style:family="table-column"/>
    <style:style style:name="ACOL-3" style:family="table-column">
      <style:table-column-properties style:column-width="132.75pt" style:use-optimal-column-width="fals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64.26pt" style:use-optimal-column-width="tru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COL-10" style:family="table-column">
      <style:table-column-properties style:column-width="121.50pt" style:use-optimal-column-width="true"/>
    </style:style>
    <style:style style:name="ACOL-11" style:family="table-column">
      <style:table-column-properties style:column-width="64.50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90deb3f61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90debeb87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90debf3c50" table:allow-empty-cell="true" table:display-list="unsorted" table:base-cell-address="$'TestCase'.A7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;&quot;verifySearchProductOnTheBasisOfName&quot;})">
          <table:error-message table:display="true" table:message-type="warning"/>
        </table:content-validation>
        <table:content-validation table:name="VAL-0x7f90debf8010" table:allow-empty-cell="true" table:display-list="unsorted" table:base-cell-address="$'TestCase'.A9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90deb40040" table:print="false">
        <office:forms form:automatic-focus="false" form:apply-design-mode="false">
          <form:form/>
        </office:forms>
        <table:table-column table:default-cell-style-name="ACE-0x7f90deb575e0" table:style-name="ACOL-1"/>
        <table:table-column table:style-name="ACOL-0" table:number-columns-repeated="127"/>
        <table:table-row table:style-name="AROW-0">
          <table:table-cell table:style-name="ACE-0x7f90deb5770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90deb57830" table:content-validation-name="VAL-0x7f90deb3f61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90deb57958" table:content-validation-name="VAL-0x7f90debeb870" office:value-type="string">
            <text:p>login</text:p>
          </table:table-cell>
          <table:table-cell table:number-columns-repeated="127" table:style-name="Gnumeric-default"/>
        </table:table-row>
        <table:table-row table:style-name="AROW-0">
          <table:table-cell table:style-name="ACE-0x7f90deb57a80" table:content-validation-name="VAL-0x7f90debf3c50" office:value-type="string">
            <text:p>verifySearchProductOnTheBasisOfName</text:p>
          </table:table-cell>
          <table:table-cell table:number-columns-repeated="127" table:style-name="Gnumeric-default"/>
        </table:table-row>
        <table:table-row table:style-name="AROW-1">
          <table:table-cell table:style-name="ACE-0x7f90deb57ba8" table:content-validation-name="VAL-0x7f90debf801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 table:number-rows-repeated="1048560">
          <table:table-cell table:number-columns-repeated="128"/>
        </table:table-row>
        <table:table-row table:style-name="AROW-0" table:number-rows-repeated="11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2">
          <gnm:selection gnm:start-col="0" gnm:start-row="2" gnm:end-col="0" gnm:end-row="2"/>
        </gnm:selections>
      </table:table>
      <table:table table:name="AQA1_TestData" table:style-name="ta-0x7f90deb40230" table:print="false">
        <office:forms form:automatic-focus="false" form:apply-design-mode="false">
          <form:form/>
        </office:forms>
        <table:table-column table:default-cell-style-name="ACE-0x7f90deb57f20" table:style-name="ACOL-3"/>
        <table:table-column table:default-cell-style-name="ACE-0x7f90deb57f20" table:style-name="ACOL-4"/>
        <table:table-column table:default-cell-style-name="ACE-0x7f90deb57f20" table:style-name="ACOL-5"/>
        <table:table-column table:default-cell-style-name="ACE-0x7f90deb57f20" table:style-name="ACOL-6"/>
        <table:table-column table:default-cell-style-name="ACE-0x7f90deb57f20" table:style-name="ACOL-7" table:number-columns-repeated="2"/>
        <table:table-column table:default-cell-style-name="ACE-0x7f90deb57f20" table:style-name="ACOL-8"/>
        <table:table-column table:default-cell-style-name="ACE-0x7f90deb57f20" table:style-name="ACOL-9"/>
        <table:table-column table:default-cell-style-name="ACE-0x7f90deb6c3d0" table:style-name="ACOL-0" table:number-columns-repeated="120"/>
        <table:table-row table:style-name="AROW-0">
          <table:table-cell table:style-name="ACE-0x7f90deb58048" office:value-type="string">
            <text:p>User Name</text:p>
          </table:table-cell>
          <table:table-cell table:style-name="ACE-0x7f90deb58170" office:value-type="string">
            <text:p>Password</text:p>
          </table:table-cell>
          <table:table-cell table:style-name="ACE-0x7f90deb58170" office:value-type="string">
            <text:p>Name</text:p>
          </table:table-cell>
          <table:table-cell table:style-name="ACE-0x7f90deb58170" office:value-type="string">
            <text:p>URL</text:p>
          </table:table-cell>
          <table:table-cell table:style-name="ACE-0x7f90deb58170" office:value-type="string">
            <text:p>Code</text:p>
          </table:table-cell>
          <table:table-cell table:style-name="ACE-0x7f90deb58170" office:value-type="string">
            <text:p>Status</text:p>
          </table:table-cell>
          <table:table-cell table:style-name="ACE-0x7f90deb58170" office:value-type="string">
            <text:p>Merchant DropDown</text:p>
          </table:table-cell>
          <table:table-cell table:style-name="ACE-0x7f90deb58298" office:value-type="string">
            <text:p>Category Drop Down</text:p>
          </table:table-cell>
          <table:table-cell table:number-columns-repeated="120" table:style-name="ACE-0x7f90deb6c3d0"/>
        </table:table-row>
        <table:table-row table:style-name="AROW-0">
          <table:table-cell table:style-name="ACE-0x7f90deb583c0" office:value-type="string">
            <text:p>testshopclue@sc.com</text:p>
          </table:table-cell>
          <table:table-cell table:style-name="ACE-0x7f90deb584e8" office:value-type="float" office:value="123456">
            <text:p>123456</text:p>
          </table:table-cell>
          <table:table-cell table:style-name="ACE-0x7f90deb584e8" office:value-type="string">
            <text:p>Mobile</text:p>
          </table:table-cell>
          <table:table-cell table:number-columns-repeated="2" table:style-name="ACE-0x7f90deb584e8"/>
          <table:table-cell table:style-name="ACE-0x7f90deb584e8" office:value-type="string">
            <text:p>Active</text:p>
          </table:table-cell>
          <table:table-cell table:style-name="ACE-0x7f90deb584e8" office:value-type="string">
            <text:p>All Merchants</text:p>
          </table:table-cell>
          <table:table-cell table:style-name="ACE-0x7f90deb58610" office:value-type="string">
            <text:p>All Categories</text:p>
          </table:table-cell>
          <table:table-cell table:number-columns-repeated="120" table:style-name="ACE-0x7f90deb6c3d0"/>
        </table:table-row>
        <table:table-row table:style-name="AROW-0" table:number-rows-repeated="1048563">
          <table:table-cell table:number-columns-repeated="128"/>
        </table:table-row>
        <table:table-row table:style-name="AROW-0" table:number-rows-repeated="11">
          <table:table-cell table:number-columns-repeated="128" table:style-name="ACE-0x7f90deb6c3d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1"/>
        </gnm:selections>
      </table:table>
      <table:table table:name="AQA2_TestData" table:style-name="ta-0x7f90deb40420" table:print="false">
        <office:forms form:automatic-focus="false" form:apply-design-mode="false">
          <form:form/>
        </office:forms>
        <table:table-column table:default-cell-style-name="ACE-0x7f90deb58738" table:style-name="ACOL-10"/>
        <table:table-column table:default-cell-style-name="ACE-0x7f90deb58738" table:style-name="ACOL-4"/>
        <table:table-column table:default-cell-style-name="ACE-0x7f90deb58738" table:style-name="ACOL-5"/>
        <table:table-column table:default-cell-style-name="ACE-0x7f90deb58738" table:style-name="ACOL-6"/>
        <table:table-column table:default-cell-style-name="ACE-0x7f90deb58738" table:style-name="ACOL-7" table:number-columns-repeated="2"/>
        <table:table-column table:default-cell-style-name="ACE-0x7f90deb58738" table:style-name="ACOL-8"/>
        <table:table-column table:default-cell-style-name="ACE-0x7f90deb58738" table:style-name="ACOL-9"/>
        <table:table-column table:default-cell-style-name="ACE-0x7f90deb6c4f8" table:style-name="ACOL-0" table:number-columns-repeated="120"/>
        <table:table-row table:style-name="AROW-0">
          <table:table-cell table:style-name="ACE-0x7f90deb58860" office:value-type="string">
            <text:p>User Name</text:p>
          </table:table-cell>
          <table:table-cell table:style-name="ACE-0x7f90deb58988" office:value-type="string">
            <text:p>Password</text:p>
          </table:table-cell>
          <table:table-cell table:style-name="ACE-0x7f90deb58988" office:value-type="string">
            <text:p>Name</text:p>
          </table:table-cell>
          <table:table-cell table:style-name="ACE-0x7f90deb58988" office:value-type="string">
            <text:p>URL</text:p>
          </table:table-cell>
          <table:table-cell table:style-name="ACE-0x7f90deb58988" office:value-type="string">
            <text:p>Code</text:p>
          </table:table-cell>
          <table:table-cell table:style-name="ACE-0x7f90deb58988" office:value-type="string">
            <text:p>Status</text:p>
          </table:table-cell>
          <table:table-cell table:style-name="ACE-0x7f90deb58988" office:value-type="string">
            <text:p>Merchant DropDown</text:p>
          </table:table-cell>
          <table:table-cell table:style-name="ACE-0x7f90deb58ab0" office:value-type="string">
            <text:p>Category Drop Down</text:p>
          </table:table-cell>
          <table:table-cell table:number-columns-repeated="120" table:style-name="ACE-0x7f90deb6c4f8"/>
        </table:table-row>
        <table:table-row table:style-name="AROW-0">
          <table:table-cell table:style-name="ACE-0x7f90deb58bd8" office:value-type="string">
            <text:p>testshopclue@sc.com</text:p>
          </table:table-cell>
          <table:table-cell table:style-name="ACE-0x7f90deb58d00" office:value-type="float" office:value="123456">
            <text:p>123456</text:p>
          </table:table-cell>
          <table:table-cell table:style-name="ACE-0x7f90deb58d00" office:value-type="string">
            <text:p>Mobile</text:p>
          </table:table-cell>
          <table:table-cell table:number-columns-repeated="2" table:style-name="ACE-0x7f90deb58d00"/>
          <table:table-cell table:style-name="ACE-0x7f90deb58d00" office:value-type="string">
            <text:p>Active</text:p>
          </table:table-cell>
          <table:table-cell table:style-name="ACE-0x7f90deb58d00" office:value-type="string">
            <text:p>All Merchants</text:p>
          </table:table-cell>
          <table:table-cell table:style-name="ACE-0x7f90deb58e28" office:value-type="string">
            <text:p>All Categories</text:p>
          </table:table-cell>
          <table:table-cell table:number-columns-repeated="120" table:style-name="ACE-0x7f90deb6c4f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10">
          <table:table-cell table:number-columns-repeated="128" table:style-name="ACE-0x7f90deb6c4f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1"/>
        </gnm:selections>
      </table:table>
      <table:table table:name="AQA3_TestData" table:style-name="ta-0x7f90deb40610" table:print="false">
        <office:forms form:automatic-focus="false" form:apply-design-mode="false">
          <form:form/>
        </office:forms>
        <table:table-column table:default-cell-style-name="ACE-0x7f90deb58f50" table:style-name="ACOL-10"/>
        <table:table-column table:default-cell-style-name="ACE-0x7f90deb58f50" table:style-name="ACOL-4"/>
        <table:table-column table:default-cell-style-name="ACE-0x7f90deb58f50" table:style-name="ACOL-5"/>
        <table:table-column table:default-cell-style-name="ACE-0x7f90deb58f50" table:style-name="ACOL-6"/>
        <table:table-column table:default-cell-style-name="ACE-0x7f90deb58f50" table:style-name="ACOL-7" table:number-columns-repeated="2"/>
        <table:table-column table:default-cell-style-name="ACE-0x7f90deb58f50" table:style-name="ACOL-8"/>
        <table:table-column table:default-cell-style-name="ACE-0x7f90deb58f50" table:style-name="ACOL-9"/>
        <table:table-column table:default-cell-style-name="ACE-0x7f90deb6c620" table:style-name="ACOL-0" table:number-columns-repeated="120"/>
        <table:table-row table:style-name="AROW-0">
          <table:table-cell table:style-name="ACE-0x7f90deb59078" office:value-type="string">
            <text:p>User Name</text:p>
          </table:table-cell>
          <table:table-cell table:style-name="ACE-0x7f90deb591a0" office:value-type="string">
            <text:p>Password</text:p>
          </table:table-cell>
          <table:table-cell table:style-name="ACE-0x7f90deb591a0" office:value-type="string">
            <text:p>Name</text:p>
          </table:table-cell>
          <table:table-cell table:style-name="ACE-0x7f90deb591a0" office:value-type="string">
            <text:p>URL</text:p>
          </table:table-cell>
          <table:table-cell table:style-name="ACE-0x7f90deb591a0" office:value-type="string">
            <text:p>Code</text:p>
          </table:table-cell>
          <table:table-cell table:style-name="ACE-0x7f90deb591a0" office:value-type="string">
            <text:p>Status</text:p>
          </table:table-cell>
          <table:table-cell table:style-name="ACE-0x7f90deb591a0" office:value-type="string">
            <text:p>Merchant DropDown</text:p>
          </table:table-cell>
          <table:table-cell table:style-name="ACE-0x7f90deb592c8" office:value-type="string">
            <text:p>Category Drop Down</text:p>
          </table:table-cell>
          <table:table-cell table:number-columns-repeated="120" table:style-name="ACE-0x7f90deb6c620"/>
        </table:table-row>
        <table:table-row table:style-name="AROW-0">
          <table:table-cell table:style-name="ACE-0x7f90deb593f0" office:value-type="string">
            <text:p>testshopclue@sc.com</text:p>
          </table:table-cell>
          <table:table-cell table:style-name="ACE-0x7f90deb59518" office:value-type="float" office:value="123456">
            <text:p>123456</text:p>
          </table:table-cell>
          <table:table-cell table:style-name="ACE-0x7f90deb59518" office:value-type="string">
            <text:p>Mobile</text:p>
          </table:table-cell>
          <table:table-cell table:number-columns-repeated="2" table:style-name="ACE-0x7f90deb59518"/>
          <table:table-cell table:style-name="ACE-0x7f90deb59518" office:value-type="string">
            <text:p>Active</text:p>
          </table:table-cell>
          <table:table-cell table:style-name="ACE-0x7f90deb59518" office:value-type="string">
            <text:p>All Merchants</text:p>
          </table:table-cell>
          <table:table-cell table:style-name="ACE-0x7f90deb59640" office:value-type="string">
            <text:p>All Categories</text:p>
          </table:table-cell>
          <table:table-cell table:number-columns-repeated="120" table:style-name="ACE-0x7f90deb6c62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10">
          <table:table-cell table:number-columns-repeated="128" table:style-name="ACE-0x7f90deb6c62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1"/>
        </gnm:selections>
      </table:table>
      <table:table table:name="AQA4_TestData" table:style-name="ta-0x7f90deb40800" table:print="false">
        <office:forms form:automatic-focus="false" form:apply-design-mode="false">
          <form:form/>
        </office:forms>
        <table:table-column table:default-cell-style-name="ACE-0x7f90deb59768" table:style-name="ACOL-10"/>
        <table:table-column table:default-cell-style-name="ACE-0x7f90deb59768" table:style-name="ACOL-4"/>
        <table:table-column table:default-cell-style-name="ACE-0x7f90deb59768" table:style-name="ACOL-5"/>
        <table:table-column table:default-cell-style-name="ACE-0x7f90deb59768" table:style-name="ACOL-6"/>
        <table:table-column table:default-cell-style-name="ACE-0x7f90deb59768" table:style-name="ACOL-7" table:number-columns-repeated="2"/>
        <table:table-column table:default-cell-style-name="ACE-0x7f90deb59768" table:style-name="ACOL-8"/>
        <table:table-column table:default-cell-style-name="ACE-0x7f90deb59768" table:style-name="ACOL-9"/>
        <table:table-column table:default-cell-style-name="ACE-0x7f90deb6c748" table:style-name="ACOL-0" table:number-columns-repeated="120"/>
        <table:table-row table:style-name="AROW-0">
          <table:table-cell table:style-name="ACE-0x7f90deb59890" office:value-type="string">
            <text:p>User Name</text:p>
          </table:table-cell>
          <table:table-cell table:style-name="ACE-0x7f90deb599b8" office:value-type="string">
            <text:p>Password</text:p>
          </table:table-cell>
          <table:table-cell table:style-name="ACE-0x7f90deb599b8" office:value-type="string">
            <text:p>Name</text:p>
          </table:table-cell>
          <table:table-cell table:style-name="ACE-0x7f90deb599b8" office:value-type="string">
            <text:p>URL</text:p>
          </table:table-cell>
          <table:table-cell table:style-name="ACE-0x7f90deb599b8" office:value-type="string">
            <text:p>Code</text:p>
          </table:table-cell>
          <table:table-cell table:style-name="ACE-0x7f90deb599b8" office:value-type="string">
            <text:p>Status</text:p>
          </table:table-cell>
          <table:table-cell table:style-name="ACE-0x7f90deb599b8" office:value-type="string">
            <text:p>Merchant DropDown</text:p>
          </table:table-cell>
          <table:table-cell table:style-name="ACE-0x7f90deb59ae0" office:value-type="string">
            <text:p>Category Drop Down</text:p>
          </table:table-cell>
          <table:table-cell table:number-columns-repeated="120" table:style-name="ACE-0x7f90deb6c748"/>
        </table:table-row>
        <table:table-row table:style-name="AROW-0">
          <table:table-cell table:style-name="ACE-0x7f90deb59c08" office:value-type="string">
            <text:p>testshopclue@sc.com</text:p>
          </table:table-cell>
          <table:table-cell table:style-name="ACE-0x7f90deb59d30" office:value-type="float" office:value="123456">
            <text:p>123456</text:p>
          </table:table-cell>
          <table:table-cell table:style-name="ACE-0x7f90deb59d30" office:value-type="string">
            <text:p>Mobile</text:p>
          </table:table-cell>
          <table:table-cell table:number-columns-repeated="2" table:style-name="ACE-0x7f90deb59d30"/>
          <table:table-cell table:style-name="ACE-0x7f90deb59d30" office:value-type="string">
            <text:p>Active</text:p>
          </table:table-cell>
          <table:table-cell table:style-name="ACE-0x7f90deb59d30" office:value-type="string">
            <text:p>All Merchants</text:p>
          </table:table-cell>
          <table:table-cell table:style-name="ACE-0x7f90deb59e58" office:value-type="string">
            <text:p>All Categories</text:p>
          </table:table-cell>
          <table:table-cell table:number-columns-repeated="120" table:style-name="ACE-0x7f90deb6c74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10">
          <table:table-cell table:number-columns-repeated="128" table:style-name="ACE-0x7f90deb6c74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1"/>
        </gnm:selections>
      </table:table>
      <table:table table:name="AQA5_TestData" table:style-name="ta-0x7f90deb409f0" table:print="false">
        <office:forms form:automatic-focus="false" form:apply-design-mode="false">
          <form:form/>
        </office:forms>
        <table:table-column table:default-cell-style-name="ACE-0x7f90deb59f80" table:style-name="ACOL-10"/>
        <table:table-column table:default-cell-style-name="ACE-0x7f90deb59f80" table:style-name="ACOL-11"/>
        <table:table-column table:default-cell-style-name="ACE-0x7f90deb59f80" table:style-name="ACOL-5"/>
        <table:table-column table:default-cell-style-name="ACE-0x7f90deb59f80" table:style-name="ACOL-6"/>
        <table:table-column table:default-cell-style-name="ACE-0x7f90deb59f80" table:style-name="ACOL-7" table:number-columns-repeated="2"/>
        <table:table-column table:default-cell-style-name="ACE-0x7f90deb59f80" table:style-name="ACOL-8"/>
        <table:table-column table:default-cell-style-name="ACE-0x7f90deb59f80" table:style-name="ACOL-9"/>
        <table:table-column table:default-cell-style-name="ACE-0x7f90deb6c870" table:style-name="ACOL-0" table:number-columns-repeated="120"/>
        <table:table-row table:style-name="AROW-0">
          <table:table-cell table:style-name="ACE-0x7f90deb5a0a8" office:value-type="string">
            <text:p>User Name</text:p>
          </table:table-cell>
          <table:table-cell table:style-name="ACE-0x7f90deb5a1d0" office:value-type="string">
            <text:p>Password</text:p>
          </table:table-cell>
          <table:table-cell table:style-name="ACE-0x7f90deb5a1d0" office:value-type="string">
            <text:p>Name</text:p>
          </table:table-cell>
          <table:table-cell table:style-name="ACE-0x7f90deb5a1d0" office:value-type="string">
            <text:p>URL</text:p>
          </table:table-cell>
          <table:table-cell table:style-name="ACE-0x7f90deb5a1d0" office:value-type="string">
            <text:p>Code</text:p>
          </table:table-cell>
          <table:table-cell table:style-name="ACE-0x7f90deb5a1d0" office:value-type="string">
            <text:p>Status</text:p>
          </table:table-cell>
          <table:table-cell table:style-name="ACE-0x7f90deb5a1d0" office:value-type="string">
            <text:p>Merchant DropDown</text:p>
          </table:table-cell>
          <table:table-cell table:style-name="ACE-0x7f90deb5a2f8" office:value-type="string">
            <text:p>Category Drop Down</text:p>
          </table:table-cell>
          <table:table-cell table:number-columns-repeated="120" table:style-name="ACE-0x7f90deb6c870"/>
        </table:table-row>
        <table:table-row table:style-name="AROW-0">
          <table:table-cell table:style-name="ACE-0x7f90deb5a420" office:value-type="string">
            <text:p>testshopclue@sc.com</text:p>
          </table:table-cell>
          <table:table-cell table:style-name="ACE-0x7f90deb5a548" office:value-type="float" office:value="123456789">
            <text:p>123456789</text:p>
          </table:table-cell>
          <table:table-cell table:style-name="ACE-0x7f90deb5a548" office:value-type="string">
            <text:p>Mobile</text:p>
          </table:table-cell>
          <table:table-cell table:style-name="ACE-0x7f90deb5a548"/>
          <table:table-cell table:style-name="ACE-0x7f90deb5a1d0" office:value-type="string">
            <text:p>Code</text:p>
          </table:table-cell>
          <table:table-cell table:style-name="ACE-0x7f90deb5a548" office:value-type="string">
            <text:p>Active</text:p>
          </table:table-cell>
          <table:table-cell table:style-name="ACE-0x7f90deb5a548" office:value-type="string">
            <text:p>All Merchants</text:p>
          </table:table-cell>
          <table:table-cell table:style-name="ACE-0x7f90deb5a670" office:value-type="string">
            <text:p>All Categories</text:p>
          </table:table-cell>
          <table:table-cell table:number-columns-repeated="120" table:style-name="ACE-0x7f90deb6c87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10">
          <table:table-cell table:number-columns-repeated="128" table:style-name="ACE-0x7f90deb6c87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4" gnm:cursor-row="1">
          <gnm:selection gnm:start-col="4" gnm:start-row="1" gnm:end-col="4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90deb459a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0dea79e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0dea7ce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0e787a1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0e78391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0deb544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90deb40040" style:display-name="TestCase" style:page-layout-name="pl-0x7f90deb459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0deb40230" style:display-name="AQA1_TestData" style:page-layout-name="pl-0x7f90dea79e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0deb40420" style:display-name="AQA2_TestData" style:page-layout-name="pl-0x7f90dea7ce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0deb40610" style:display-name="AQA3_TestData" style:page-layout-name="pl-0x7f90e787a1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0deb40800" style:display-name="AQA4_TestData" style:page-layout-name="pl-0x7f90e78391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0deb409f0" style:display-name="AQA5_TestData" style:page-layout-name="pl-0x7f90deb544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4T10:00:02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